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P1" style:family="paragraph" style:parent-style-name="List_20_Paragraph" style:list-style-name="WWNum3"/>
    <style:style style:name="P2" style:family="paragraph" style:parent-style-name="List_20_Paragraph" style:list-style-name="WWNum3">
      <style:paragraph-properties fo:margin-left="0cm" fo:margin-right="0cm" fo:text-indent="0cm" style:auto-text-indent="false"/>
    </style:style>
    <style:style style:name="P3" style:family="paragraph" style:parent-style-name="List_20_Paragraph" style:list-style-name="WWNum2"/>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Text_20_body" style:list-style-name="WWNum3">
      <style:text-properties officeooo:paragraph-rsid="0010fdc4"/>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Popular myths and legends:</text:span><text:span text:style-name="T1"/></text:p>
      <text:p text:style-name="Standard"/>
      <text:p text:style-name="P4">The Trojan Horse</text:p>
      <text:p text:style-name="P4"/>
      <text:p text:style-name="P4">The Great Flood (Noah’s Ark)</text:p>
      <text:p text:style-name="P4"/>
      <text:p text:style-name="P4">The Loch Ness Monster</text:p>
      <text:p text:style-name="P4"/>
      <text:p text:style-name="P4">Robin Hood</text:p>
      <text:p text:style-name="P4"/>
      <text:p text:style-name="P4">King Arthur</text:p>
      <text:p text:style-name="P4"/>
      <text:p text:style-name="P4">Hercules</text:p>
      <text:p text:style-name="P4"/>
      <text:p text:style-name="P4">David and Goliath</text:p>
      <text:p text:style-name="P4"/>
      <text:p text:style-name="P4">Achilles’ Heel</text:p>
      <text:p text:style-name="Standard"/>
      <text:p text:style-name="Standard"/>
      <text:list xml:id="list591791866" text:style-name="WWNum3">
        <text:list-item>
          <text:p text:style-name="P1">Where did the myth/legend originate?</text:p>
        </text:list-item>
      </text:list>
      <text:p text:style-name="Standard"/>
      <text:list xml:id="list101553092726683" text:continue-numbering="true" text:style-name="WWNum3">
        <text:list-item>
          <text:p text:style-name="P1">What is the main storyline of this myth/legend?</text:p>
          <text:p text:style-name="P2"/>
          <text:p text:style-name="P6">In ancient times, people living around Loch Ness spoke of supernatural water creatures, including "kelpies" or water horses, hinting that something strange might lurk in the loch. The first notable "sighting" is from 565 AD, when Saint Columba supposedly encountered a water beast and miraculously drove it away. This sighting planted the seeds for the myth.</text:p>
          <text:p text:style-name="P6">In modern times, the story took off in 1933, when a couple claimed they saw a large, long-necked creature in the lake. This sighting was widely reported, and soon after, the famous "Surgeon's Photograph" was published in 1934, showing what looked like a prehistoric creature’s head and neck poking out of the water. Although later debunked, this image turned Nessie into a worldwide phenomenon.</text:p>
          <text:p text:style-name="P1"/>
        </text:list-item>
      </text:list>
      <text:p text:style-name="Standard"/>
      <text:list xml:id="list101551153344106" text:continue-numbering="true" text:style-name="WWNum3">
        <text:list-item>
          <text:p text:style-name="P1">What are its main themes?</text:p>
        </text:list-item>
      </text:list>
      <text:p text:style-name="List_20_Paragraph"/>
      <text:list xml:id="list101553173767102" text:continue-numbering="true" text:style-name="WWNum3">
        <text:list-item>
          <text:p text:style-name="P1">Is this myth/legend unique, or does it share similarities with other myths/legends you know?</text:p>
        </text:list-item>
      </text:list>
      <text:p text:style-name="List_20_Paragraph"/>
      <text:list xml:id="list101551915916827" text:continue-numbering="true" text:style-name="WWNum3">
        <text:list-item>
          <text:p text:style-name="P1">Have you seen any films/documentaries, or read any books about the myth/legend?</text:p>
        </text:list-item>
      </text:list>
      <text:p text:style-name="P5"/>
      <text:p text:style-name="P5"/>
      <text:p text:style-name="P5"/>
      <text:p text:style-name="P5"><text:soft-page-break/></text:p>
      <text:p text:style-name="P5"/>
      <text:p text:style-name="Standard"><text:span text:style-name="T1">Discussion questions:</text:span><text:span text:style-name="T1"/></text:p>
      <text:p text:style-name="Standard"/>
      <text:list xml:id="list348976318" text:style-name="WWNum2">
        <text:list-item>
          <text:p text:style-name="P3">What is the difference between a myth and a legend?</text:p>
        </text:list-item>
      </text:list>
      <text:p text:style-name="Standard"/>
      <text:list xml:id="list101552440072467" text:continue-numbering="true" text:style-name="WWNum2">
        <text:list-item>
          <text:p text:style-name="P3">What myths and legends do you know about?</text:p>
        </text:list-item>
      </text:list>
      <text:p text:style-name="List_20_Paragraph"/>
      <text:list xml:id="list101551553268442" text:continue-numbering="true" text:style-name="WWNum2">
        <text:list-item>
          <text:p text:style-name="P3">Are there myths or legends specifically from Galicia (or Spain) that you know about? What are they?</text:p>
        </text:list-item>
      </text:list>
      <text:p text:style-name="List_20_Paragraph"/>
      <text:list xml:id="list101552059925746" text:continue-numbering="true" text:style-name="WWNum2">
        <text:list-item>
          <text:p text:style-name="P3">Do you think some myths and legends are silly or stupid? Explain why/why not.</text:p>
        </text:list-item>
      </text:list>
      <text:p text:style-name="List_20_Paragraph"/>
      <text:list xml:id="list101551969391927" text:continue-numbering="true" text:style-name="WWNum2">
        <text:list-item>
          <text:p text:style-name="P3">What is the purpose of myths and legend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GB"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GB"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aura Beaumont (UG)</meta:initial-creator>
    <meta:editing-cycles>5</meta:editing-cycles>
    <meta:creation-date>2024-11-04T12:52:00</meta:creation-date>
    <dc:date>2024-11-06T10:15:51.033476647</dc:date>
    <meta:editing-duration>PT1H46M47S</meta:editing-duration>
    <meta:generator>LibreOffice/7.4.7.2$Linux_X86_64 LibreOffice_project/40$Build-2</meta:generator>
    <meta:document-statistic meta:table-count="0" meta:image-count="0" meta:object-count="0" meta:page-count="2" meta:paragraph-count="22" meta:word-count="259" meta:character-count="1532" meta:non-whitespace-character-count="1305"/>
    <meta:user-defined meta:name="AppVersion">16.0000</meta:user-defined>
    <meta:template xlink:type="simple" xlink:actuate="onRequest" xlink:title="Normal.dotm" xlink:href=""/>
  </office:meta>
</office:document-meta>
</file>